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先にある白銀の森を抜ければ、魔界門が
あった場所へ着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いさっき通ったばっかだから、余裕だね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魔力の影響で魔物が強力になって
いるかもしれ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油断は禁物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すね。　万全の準備を整えて出発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我々は、魔物が街に侵入してこないように
　守りを固め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魔物を倒すことはできずとも、住民の盾に
　ならなることができるはず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状況がまずくなったら、船に乗せて脱出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。　無理は良く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んばって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熾天少女たち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よいよ最後の戦いじゃ。　そなた達の
健闘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うひいいいいぃぃぃ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！？</text:p>
          </table:table-cell>
          <table:table-cell table:style-name="ce0" office:value-type="string">
            <text:p>Map045</text:p>
          </table:table-cell>
          <table:table-cell table:style-name="ce0"/>
          <table:table-cell table:style-name="ce0" office:value-type="string">
            <text:p>...?!</text:p>
          </table:table-cell>
          <table:table-cell table:number-columns-repeated="1020"/>
        </table:table-row>
        <table:table-row>
          <table:table-cell table:style-name="ce0" office:value-type="string">
            <text:p>お、お、お、お助けええぇぇ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ビ、ビオラさん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何があったのじゃ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、強い変形した魔物の地形に追われれれ
れれれれ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！　これはこれはカルーナ姫！
ごきげんうる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えええ！！？？　なんでカルーナ姫が
こんな所にいいぃぃぃ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ビオラ！　落ち着かんか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冷静に、何があったのか説明し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、すす、す、すみません、色々
ありまして、つ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順を追ってお話しし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きほど、白銀の森の方から爆音と地響きが
ありました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を破壊した時のこと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非番だったため気分よく入浴していたあたし
でしたが、一大事を感じ取り、さっそうと退浴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「退浴」って言葉は今あたしが考え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、白銀の森へと駆けつけ、ただならぬ
雰囲気を悟ったあたし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単身、森の中へと偵察を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人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時、あたしは目を疑ったの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こに森は無く、代わりに隆起した大地と
禍々しい岩肌が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森が・・・無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地形が変わってしまっているんです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とおり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、岩肌に入口とおぼしき大穴を発見した
あたしは、恐怖に駆られつつも中へと足を
踏み入れたわけ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中は魔物でひしめき合っており、もはや
無我夢中でここまで逃げ帰ってきた次第
なの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無事でよかっ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まったく、お前は相変わらず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浸透の影響で魔物が強化されている
上に、地形までも変わってしまっているとは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って便利だ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だからと言って退くわけにはいか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こう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ね。　これが最後の戦いになるかも
しれ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気合い入れ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ーー！！　元気なら任せとけ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なさん、準備はしっかりしていきましょう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必ず凱旋し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ーし！　撃って撃って撃ちまくるゾ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なの健闘を祈ろう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熾天少女たちよ！　今こそ決戦の時じ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事、煉絶の姫君を討ちとってみせ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おー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1+01:00</meta:creation-date>
    <dc:date>2019-11-02T13:22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